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 fo:orphans="0" fo:widows="0"/>
    </style:style>
    <style:style style:name="P3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</style:style>
    <style:style style:name="P4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  <style:text-properties style:font-name="Lucida Sans" fo:font-size="11pt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loext:contextual-spacing="false" fo:line-height="115%" fo:text-align="justify" style:justify-single-word="false" fo:orphans="0" fo:widows="0"/>
      <style:text-properties style:font-name="Lucida Sans" fo:font-size="11pt" fo:language="it" fo:country="IT" fo:font-style="italic" style:text-underline-style="solid" style:text-underline-width="auto" style:text-underline-color="font-color" fo:font-weight="normal" style:font-size-asian="11pt" style:font-style-asian="italic" style:font-weight-asian="normal"/>
    </style:style>
    <style:style style:name="P6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fo:orphans="0" fo:widows="0" style:page-number="auto"/>
    </style:style>
    <style:style style:name="T1" style:family="text">
      <style:text-properties style:font-name="Lucida Sans" fo:font-size="12pt" fo:font-weight="bold" style:font-size-asian="12pt" style:font-weight-asian="bold"/>
    </style:style>
    <style:style style:name="T2" style:family="text">
      <style:text-properties style:font-name="Lucida Sans" fo:font-size="11pt" fo:font-weight="bold" style:font-size-asian="11pt" style:font-weight-asian="bold"/>
    </style:style>
    <style:style style:name="T3" style:family="text">
      <style:text-properties style:font-name="Lucida Sans" fo:font-size="11pt" fo:font-weight="normal" style:font-size-asian="11pt" style:font-weight-asian="normal"/>
    </style:style>
    <style:style style:name="T4" style:family="text">
      <style:text-properties style:font-name="Lucida Sans" fo:font-size="11pt" fo:language="it" fo:country="IT" fo:font-weight="normal" style:font-size-asian="11pt" style:font-weight-asian="normal"/>
    </style:style>
    <style:style style:name="T5" style:family="text">
      <style:text-properties style:font-name="Lucida Sans" fo:font-size="11pt" fo:language="it" fo:country="IT" fo:font-weight="bold" style:font-size-asian="11pt" style:font-weight-asian="bold"/>
    </style:style>
    <style:style style:name="T6" style:family="text">
      <style:text-properties style:font-name="Lucida Sans" fo:font-size="11pt" fo:language="it" fo:country="IT" fo:font-style="italic" style:text-underline-style="solid" style:text-underline-width="auto" style:text-underline-color="font-color" fo:font-weight="normal" style:font-size-asian="11pt" style:font-style-asian="italic" style:font-weight-asian="normal"/>
    </style:style>
    <style:style style:name="T7" style:family="text">
      <style:text-properties style:font-name="Lucida Sans" fo:font-size="11pt" fo:language="it" fo:country="IT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style:font-name="Lucida Sans" fo:font-size="11pt" fo:language="it" fo:country="IT" fo:font-style="normal" style:text-underline-style="none" fo:font-weight="bold" style:font-size-asian="11pt" style:font-style-asian="normal" style:font-weight-asian="bold"/>
    </style:style>
    <style:style style:name="T9" style:family="text">
      <style:text-properties style:text-position="super 58%" style:font-name="Lucida Sans" fo:font-size="11pt" fo:font-weight="bold" style:font-size-asian="11pt" style:font-weight-asian="bold"/>
    </style:style>
    <style:style style:name="T10" style:family="text">
      <style:text-properties style:font-name="Cambria Math" fo:font-size="11pt" fo:font-weight="bold" style:font-size-asian="11pt" style:font-weight-asian="bold"/>
    </style:style>
    <style:style style:name="T11" style:family="text">
      <style:text-properties style:font-name="Cambria Math" fo:font-size="11pt" fo:language="it" fo:country="IT" fo:font-weight="bold" style:font-size-asian="11pt" style:font-weight-asian="bold"/>
    </style:style>
    <style:style style:name="T12" style:family="text">
      <style:text-properties fo:color="#0000ff" style:font-name="Lucida Sans" fo:font-size="11pt" fo:language="it" fo:country="IT" fo:font-style="normal" style:text-underline-style="solid" style:text-underline-width="auto" style:text-underline-color="font-color" fo:font-weight="bold" style:font-size-asian="11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CUOLA POLITECNICA </text:span><text:span text:style-name="T2">E DELLE SCIENZE DI BASE <text:s/></text:span></text:p>
      <text:p text:style-name="P2"><text:span text:style-name="T2">Collegio di Ingegneria</text:span></text:p>
      <text:p text:style-name="P2"><text:span text:style-name="T2">Vari Corsi di Laurea </text:span></text:p>
      <text:p text:style-name="P2"><text:span text:style-name="T2">Programma di Analisi Matematica I</text:span></text:p>
      <text:p text:style-name="P2"><text:span text:style-name="T2">A.A. 2017-2018</text:span></text:p>
      <text:p text:style-name="P2"><text:span text:style-name="T2">Prof. Ciro Esposito</text:span></text:p>
      <text:p text:style-name="P4"/>
      <text:p text:style-name="P3"><text:span text:style-name="T3">1) </text:span><text:span text:style-name="T2">Teoria degli insiemi (Cap. I)</text:span><text:span text:style-name="T3"> <text:s/>Insiemi ed operazioni tra insiemi:unione.intersezione, complemento, prodotto combinatorio. <text:s/>Ricoprimenti e partizioni di un insieme. <text:s/>La nozione di funzione e sue proprietà, dominio e codominio. <text:s/>Funzione inversa. <text:s/>Immagine ed immagine reciproca. <text:s/>Restrizione e prolungamento di una funzione. <text:s/>Funzioni composte. <text:s/>Successioni. <text:s/>Relazione di equivalenza. <text:s/>Relazione d’ordine e d’ordine stretto: minimo e massimo, </text:span><text:span text:style-name="T2">estremo inferiore ed estremo superiore e loro caratterizzazione</text:span><text:span text:style-name="T3">. Insiemi totalmente ordinati, finiti ed infiniti, insiemi numerabili. <text:s/>Potenza del continuo (cenni)</text:span></text:p>
      <text:p text:style-name="P3"><text:span text:style-name="T3">2) <text:s/></text:span><text:span text:style-name="T2">Elementi di teoria combinatoria</text:span><text:span text:style-name="T3">. (</text:span><text:span text:style-name="T2">Cap.II</text:span><text:span text:style-name="T3">) <text:s/>Primi cenni. I coefficienti binomiali. <text:s/>Potenza del binomio-formula di Newton.</text:span></text:p>
      <text:p text:style-name="P3"><text:span text:style-name="T3">3) <text:s/></text:span><text:span text:style-name="T2">I numeri reali. (Cap.III) <text:s/></text:span><text:span text:style-name="T3">La presentazione ingenua dei numeri reali attraverso la rappresentazione decimale. <text:s/>Definizione assiomatica dei numeri reali. <text:s/>Costruzione di <text:s/></text:span><text:span text:style-name="T2">Z</text:span><text:span text:style-name="T3">, </text:span><text:span text:style-name="T2">Q</text:span><text:span text:style-name="T3"> e </text:span><text:span text:style-name="T2">R</text:span><text:span text:style-name="T3"> a partire da </text:span><text:span text:style-name="T2">N</text:span><text:span text:style-name="T3">. <text:s/>Valore assoluto. <text:s/>Proprietà dello insieme dei numeri reali e sua rappresentazione geometrica. <text:s/>Proprietà di densità. <text:s/>Intervalli. <text:s/>Insiemi separati</text:span><text:span text:style-name="T2">. Insiemi contigui</text:span><text:span text:style-name="T3">. <text:s/>Potenza., radice n-ima, logaritmo di un numero reale.Definizioni e principali proprietà.</text:span></text:p>
      <text:p text:style-name="P3"><text:span text:style-name="T3">4) <text:s/></text:span><text:span text:style-name="T2">Il piano cartesiano. I numeri complessi. (Cap. IV)</text:span><text:span text:style-name="T3"> Riferimento cartesiano ortogonale e riferimento polare in un piano euclideo. <text:s/>Distanza tra due punti. <text:s/>Equazione cartesiana e parametrica di un segmento e di una retta. <text:s/>Cerchi e rettangoli. <text:s/>Piano numerico </text:span><text:span text:style-name="T2">R</text:span><text:span text:style-name="T9">2</text:span><text:span text:style-name="T2">. </text:span><text:span text:style-name="T3"><text:s/>I numeri complessi, costruzione del campo complesso </text:span><text:span text:style-name="T2">C.</text:span><text:span text:style-name="T3"> <text:s/></text:span><text:span text:style-name="T9"><text:s/></text:span><text:span text:style-name="T3">Forma algebrica, forma trigonometrica modulo e coniugato di un numero complesso. <text:s/>Potenze n-sime- Formula di Moivre. <text:s/>Radici n-me. <text:s/>Applicazioni.</text:span></text:p>
      <text:p text:style-name="P3"><text:span text:style-name="T3">5) <text:s/></text:span><text:span text:style-name="T2">Le funzioni reali di una variabile reale. (Cap. V)</text:span><text:span text:style-name="T3"> <text:s/>Operazioni razionali e di composizione tra funzioni reali. <text:s/>Diagramma di una funzione reale. <text:s/>Minimi e massimi relativi ed assoluti, estremo inferiore ed estremo superiore di una funzione reale. <text:s/>Funzioni pari, dispari e periodiche. <text:s/>Funzioni monotòne e funzioni monotòne a tratti. <text:s/>Le funzioni elementari. <text:s/>Equazioni e </text:span><text:soft-page-break/><text:span text:style-name="T3">disequazioni in una variabile reale. <text:s/>Determinazione dell’ insieme di definizione di una funzione espressa elementarmente.</text:span></text:p>
      <text:p text:style-name="P3"><text:span text:style-name="T3">6) <text:s/></text:span><text:span text:style-name="T2">Limiti e continuità delle funzioni reali di una variabile reale. (Cap. VI) <text:s/></text:span><text:span text:style-name="T3">Punti di accumulazione, interno, frontiera, chiusura, derivato di un sottoinsieme di </text:span><text:span text:style-name="T2">R. <text:s/></text:span><text:span text:style-name="T3">Insiemi aperti, insiemi chiusi, insiemi compatti e loro proprietà. <text:s/>Teorema di Bolzano-Wierstrass (S. D.). <text:s/>+</text:span><text:span text:style-name="T10">∞</text:span><text:span text:style-name="T4"> e <text:s/>-</text:span><text:span text:style-name="T11">∞</text:span><text:span text:style-name="T4"> come punti di accumulazione per un sottoinsieme di </text:span><text:span text:style-name="T5">R</text:span><text:span text:style-name="T4">. <text:s/>Nozione di limite; limite sinistro e limite destro per una funzione reale di una variabile reale. <text:s/></text:span><text:span text:style-name="T5">Teorema sull’ unicità del limite (7.9).Teorema sull’ esistenza del limite di una funzione monotòna (8.3). </text:span><text:span text:style-name="T4">T</text:span><text:span text:style-name="T5">eoremi di confronto.Teorema della permanenza del segno sui limiti. <text:s/>Criterio di regolarità per confronto.(11.1,3,4). <text:s/></text:span><text:span text:style-name="T4">Operazioni sui limiti delle funzioni.</text:span><text:span text:style-name="T6">Limite di una somma , di un prodotto</text:span><text:span text:style-name="T7"> e di un quoziente. Limite di una funzione composta. <text:s/>Limiti fondamentali. <text:s/>Successioni e loro limiti. <text:s/>Successioni regolari. <text:s/>Successioni estratte</text:span></text:p>
      <text:p text:style-name="P3"><text:span text:style-name="T8">La nozione di continuità. <text:s/></text:span><text:span text:style-name="T7">Punti di discontinuità di una funzione: classificazione. Prolungamento per continuità</text:span><text:span text:style-name="T8">.</text:span><text:span text:style-name="T7"> <text:s/></text:span><text:span text:style-name="T6">Teorema di Weierstrass (facoltativo)</text:span><text:span text:style-name="T7">. </text:span><text:span text:style-name="T6">Teorema degli zeri</text:span><text:span text:style-name="T7">. </text:span><text:span text:style-name="T8">Teorema di Bolzano per una funzione continua (18,3)</text:span><text:span text:style-name="T7">. </text:span><text:span text:style-name="T6">Teorema di Bolzano per la continuità di una funzione monotòna</text:span><text:span text:style-name="T8">. <text:s/></text:span><text:span text:style-name="T7">Funzioni uniformemente continue e Teorema di Cantor <text:s/>.</text:span></text:p>
      <text:p text:style-name="P3"><text:span text:style-name="T7">7) <text:s/></text:span><text:span text:style-name="T8">Calcolo differenziale per le funzioni reali di una variabile reale.(capp.VIII,IX,X)</text:span><text:span text:style-name="T7"> Le nozioni di derivata, derivata sinistra e derivata destra di una funzione in un punto e loro interpretazione geometrica. <text:s/></text:span><text:span text:style-name="T8">Continuità in un punto di una funzione derivabile</text:span><text:span text:style-name="T7">. <text:s/>Operazioni sulle funzioni derivabili e regole di derivazione. <text:s/>Derivate di ordine superiore. <text:s/>Derivate delle funzioni elementari. <text:s/></text:span><text:span text:style-name="T8">Teoremi di Rolle , di Lagrange</text:span><text:span text:style-name="T7"> e <text:s/></text:span><text:span text:style-name="T8">di Cauchy</text:span><text:span text:style-name="T7">. <text:s/></text:span><text:span text:style-name="T8">Funzioni con derivata nulla</text:span><text:span text:style-name="T7">. <text:s/>Primitiva di una funzione. <text:s/></text:span><text:span text:style-name="T8">Teorema sulle primitive</text:span><text:span text:style-name="T7">. <text:s/>Il teorema di L’ Hôpital. <text:s/>Infinitesimi, infiniti e loro confronto. <text:s/>Ordine di un infinito e di un infinitesimo rispetto a quello fondamentale. <text:s/>La nozione di derivabilità in un punto come approssimabilità, intorno ad un punto, di una funzione con un polinomio. <text:s/>Formula di Taylor.</text:span></text:p>
      <text:p text:style-name="P3"><text:span text:style-name="T7">8) <text:s/></text:span><text:span text:style-name="T8">Le applicazioni del calcolo differenziale allo studio delle funzioni:(cap. XI)</text:span><text:span text:style-name="T7"> <text:s text:c="2"/>Funzioni crescenti e funzioni decrescenti. <text:s/></text:span><text:span text:style-name="T8">Caratterizzazioni delle funzioni monotòne(2.3) e </text:span><text:span text:style-name="T6">strettamente monotòne</text:span><text:span text:style-name="T7"> </text:span><text:span text:style-name="T8">derivabili in un intervallo. <text:s/>Minimi e massimi relativi: condizioni necessarie e </text:span><text:span text:style-name="T6">condizioni sufficienti</text:span><text:span text:style-name="T7"> </text:span><text:span text:style-name="T8">(3.1,2,3) (</text:span><text:span text:style-name="T7">con l'uso del segno della sola derivata seconda</text:span><text:span text:style-name="T8">)</text:span><text:span text:style-name="T7">. <text:s/>Funzioni convesse e funzioni concave e loro caratterizzazione. <text:s/>Punti di flesso. <text:s/>Asintoti per il diagramma di una funzione. <text:s/>Studio delle proprietà di una funzione e del suo diagramma</text:span></text:p>
      <text:p text:style-name="P3"><text:span text:style-name="T7">9) <text:s/></text:span><text:span text:style-name="T8">L’ integrazione secondo Riemann delle funzioni reali di una </text:span><text:soft-page-break/><text:span text:style-name="T8">variabile reale.(Cap. XII)</text:span><text:span text:style-name="T7"> <text:s/>Elementi di teoria della misura secondo Peano-Jordan nel piano numerico e sulla retta numerica. <text:s/>Rettangoloide relativo ad una funzione reale di una variabile reale. <text:s/></text:span><text:span text:style-name="T8">La nozione di integrale per una funzione reale continua in un intervallo chiuso e limitato-Area del rettangolide(8.3)</text:span><text:span text:style-name="T7"> e le sue proprietà. <text:s/></text:span><text:span text:style-name="T8">Teorema della media(9.3) <text:s/></text:span><text:span text:style-name="T6">Lemma fondamentale del calcolo integrale (facoltativo)</text:span><text:span text:style-name="T7">. <text:s/></text:span><text:span text:style-name="T8">Teorema fondamentale del calcolo integrale(10.2).</text:span></text:p>
      <text:p text:style-name="P3"><text:span text:style-name="T7">10) <text:s/></text:span><text:span text:style-name="T8">L’ integrazione indefinita. (Cap.XIII)</text:span><text:span text:style-name="T7"> <text:s/>La nozione di integrale indefinito. <text:s/>Integrali indefiniti immediati. <text:s/>Metodi di integrazione indefinita per decomposizione in somma. Integrale indefinito di una funzione razionale.Integrazione <text:s/>per parti e per sostituzione Applicazioni ad alcuni tipici esempi. Cenni sulle funzioni iperboliche</text:span></text:p>
      <text:p text:style-name="P3"><text:span text:style-name="T7">11) <text:s/></text:span><text:span text:style-name="T8">Serie. (VII)</text:span><text:span text:style-name="T7"> Somma parziale n-ma e somma di una serie. <text:s/>Serie regolari, serie convergenti. </text:span><text:span text:style-name="T6">Termine generale di un serie convergente</text:span><text:span text:style-name="T7">. <text:s/></text:span><text:span text:style-name="T8">Serie geometrica e sue proprietà(1.2)</text:span><text:span text:style-name="T7">. <text:s/></text:span><text:span text:style-name="T6">Serie armonica</text:span><text:span text:style-name="T7">, serie armonica generalizzata. <text:s/>Resto di una serie convergente. <text:s/>Criterio di Cauchy. <text:s/>Serie a termini positivi. <text:s/></text:span><text:span text:style-name="T6">Teorema di regolarità (facoltativo)</text:span><text:span text:style-name="T7">. <text:s/>Criterio </text:span><text:span text:style-name="T6">del rapporto</text:span><text:span text:style-name="T7"> e della radice. <text:s/>Criterio dell’ ordine dell’ infinitesimo. <text:s/>Teorema di Leibniz. <text:s/>Serie assolutamente convergenti. <text:s/>Applicazioni</text:span></text:p>
      <text:p text:style-name="P3"><text:span text:style-name="T7">N.B.: <text:s/></text:span><text:span text:style-name="T8">si richiede la dimostrazione relativa agli argomenti riportati in grassetto</text:span></text:p>
      <text:p text:style-name="P3"><text:span text:style-name="T7"><text:s text:c="11"/></text:span><text:span text:style-name="T6">La dimostrazione è facoltativa per i teoremi sottolineati e riportati in corsivo</text:span></text:p>
      <text:p text:style-name="P5"/>
      <text:p text:style-name="P3"><text:span text:style-name="T8">Testi consigliati:</text:span></text:p>
      <text:p text:style-name="P3"><text:span text:style-name="T7">N. Fedele, <text:s/></text:span><text:span text:style-name="T8">Corso di analisi Matematica, vol. I </text:span><text:span text:style-name="T7">(parte prima e parte seconda), <text:s/>Ed. Liguori</text:span></text:p>
      <text:p text:style-name="P3"><text:span text:style-name="T7">A. Alvino, L. Carbone, G. Trombetti, <text:s/></text:span><text:span text:style-name="T8">Esercitazioni di matematica</text:span><text:span text:style-name="T7">, <text:s/>Ed. Liguori</text:span></text:p>
      <text:p text:style-name="P3"><text:span text:style-name="T7">C. Sbordone, <text:s/></text:span><text:span text:style-name="T8">Esercitazioni di Matematica</text:span><text:span text:style-name="T7">, <text:s/>Ed. Liguori</text:span></text:p>
      <text:p text:style-name="P3"><text:span text:style-name="T8">Appunti delle lezioni</text:span></text:p>
      <text:p text:style-name="P1"><text:span text:style-name="T8">Esercizi e supporti didattici</text:span><text:span text:style-name="T7"> del docente e sul sito </text:span><text:a xlink:type="simple" xlink:href="http://www.docenti.unina.it" text:style-name="Internet_20_link" text:visited-style-name="Visited_20_Internet_20_Link"><text:span text:style-name="T12">www.docenti.unina.it</text:span></text:a><text:span text:style-name="T7"> (prof. Ciro Esposito) <text:s/></text:span></text:p>
      <text:p text:style-name="P1"><text:span text:style-name="T7">- materiale didattico distribuito durante le lezioni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27" meta:word-count="938" meta:character-count="6843" meta:non-whitespace-character-count="5797"/>
    <meta:generator>LibreOffice/5.2.7.2$Linux_X86_64 LibreOffice_project/20m0$Build-2</meta:generator>
  </office:meta>
</office:document-meta>
</file>